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officeooo:rsid="00055913" officeooo:paragraph-rsid="00055913"/>
    </style:style>
    <style:style style:name="P2" style:family="paragraph" style:parent-style-name="Text_20_body">
      <style:text-properties officeooo:rsid="00055913" officeooo:paragraph-rsid="00055913"/>
    </style:style>
    <style:style style:name="P3" style:family="paragraph" style:parent-style-name="Heading_20_1">
      <style:text-properties officeooo:rsid="00071eca" officeooo:paragraph-rsid="00071eca"/>
    </style:style>
    <style:style style:name="P4" style:family="paragraph" style:parent-style-name="Text_20_body">
      <style:text-properties officeooo:paragraph-rsid="00071eca"/>
    </style:style>
    <style:style style:name="T1" style:family="text">
      <style:text-properties fo:font-style="italic" style:font-style-asian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bibliographical references</text:p>
      <text:p text:style-name="P2"/>
      <text:h text:style-name="P3" text:outline-level="1">Primary source</text:h>
      <text:p text:style-name="P2">AM Bordeaux : Archives Municipales de Bordeaux</text:p>
      <text:h text:style-name="P3" text:outline-level="1">Secondary Sources</text:h>
      <text:p text:style-name="P4"/>
      <text:p text:style-name="Text_20_body"><text:reference-mark-start text:name="ZOTERO_ITEM CSL_CITATION {&quot;citationID&quot;:&quot;vcnX0nP3&quot;,&quot;properties&quot;:{&quot;formattedCitation&quot;:&quot;(Rinchon, 1956, 1964; Meyer, 1969; Clark, 1981; Saugera, 1987, 1989; Deveau, 1990; Roman, 2001; McWatters, 2008; Marzagalli, 2017)&quot;,&quot;plainCitation&quot;:&quot;(Rinchon, 1956, 1964; Meyer, 1969; Clark, 1981; Saugera, 1987, 1989; Deveau, 1990; Roman, 2001; McWatters, 2008; Marzagalli, 2017)&quot;,&quot;noteIndex&quot;:0},&quot;citationItems&quot;:[{&quot;id&quot;:10325,&quot;uris&quot;:[&quot;http://zotero.org/groups/481102/items/VF8U2G7N&quot;],&quot;itemData&quot;:{&quot;id&quot;:10325,&quot;type&quot;:&quot;book&quot;,&quot;call-number&quot;:&quot;Tolbiac - Rez de Jardin - Philosophie, histoire, sciences de l'homme - Magasin - 8-R-60087 (7,3)&quot;,&quot;event-place&quot;:&quot;Bruxelles, Avenue Marnix. 25&quot;,&quot;language&quot;:&quot;fre&quot;,&quot;note&quot;:&quot;Country: BE\nAcadémie royale des sciences coloniales. Classe des sciences morales et politiques.\n      Mémoires in-8°. N.s. T. 7, fasc. 3.&quot;,&quot;publisher-place&quot;:&quot;Bruxelles, Avenue Marnix. 25&quot;,&quot;source&quot;:&quot;BnF Catalogue général (http:// catalogue.bnf.fr)&quot;,&quot;title&quot;:&quot;Les Armements négriers au XVIIIe siècle  d'après la correspondance et la comptabilité des armateurs et des capitaines nantais&quot;,&quot;author&quot;:[{&quot;family&quot;:&quot;Rinchon&quot;,&quot;given&quot;:&quot;Dieudonné&quot;}],&quot;issued&quot;:{&quot;date-parts&quot;:[[&quot;1956&quot;]]},&quot;citation-key&quot;:&quot;Rinchon1956&quot;}},{&quot;id&quot;:10328,&quot;uris&quot;:[&quot;http://zotero.org/groups/481102/items/JWIW2ZWG&quot;],&quot;itemData&quot;:{&quot;id&quot;:10328,&quot;type&quot;:&quot;book&quot;,&quot;call-number&quot;:&quot;Tolbiac - Rez de Jardin - Société de Géographie - Magasin - 4-SG PER U-740 (71)&quot;,&quot;collection-number&quot;:&quot;71&quot;,&quot;collection-title&quot;:&quot;Mémoires de l'Institut Français d'Afrique Noire&quot;,&quot;event-place&quot;:&quot;Dakar&quot;,&quot;language&quot;:&quot;fre&quot;,&quot;note&quot;:&quot;Country: SN\nfig., tableaux, fac. sim. in-4.&quot;,&quot;number-of-pages&quot;:&quot;453&quot;,&quot;publisher&quot;:&quot;IFAN&quot;,&quot;publisher-place&quot;:&quot;Dakar&quot;,&quot;source&quot;:&quot;BnF Catalogue général (http:// catalogue.bnf.fr)&quot;,&quot;title&quot;:&quot;Pierre-Ignace-Liévin Van Alstein, capitaine négrier, Gand 1733-Nantes 1793&quot;,&quot;author&quot;:[{&quot;family&quot;:&quot;Rinchon&quot;,&quot;given&quot;:&quot;Dieudonné&quot;}],&quot;issued&quot;:{&quot;date-parts&quot;:[[&quot;1964&quot;]]},&quot;citation-key&quot;:&quot;Rinchon1964&quot;}},{&quot;id&quot;:10463,&quot;uris&quot;:[&quot;http://zotero.org/groups/481102/items/AN2PGATU&quot;],&quot;itemData&quot;:{&quot;id&quot;:10463,&quot;type&quot;:&quot;book&quot;,&quot;event-place&quot;:&quot;Paris&quot;,&quot;publisher&quot;:&quot;SEVPEN&quot;,&quot;publisher-place&quot;:&quot;Paris&quot;,&quot;title&quot;:&quot;L'armement nantais dans la deuxième moitié du XVIIIe siècle&quot;,&quot;author&quot;:[{&quot;family&quot;:&quot;Meyer&quot;,&quot;given&quot;:&quot;Jean&quot;}],&quot;issued&quot;:{&quot;date-parts&quot;:[[&quot;1969&quot;]]},&quot;citation-key&quot;:&quot;Meyer1969a&quot;}},{&quot;id&quot;:2028,&quot;uris&quot;:[&quot;http://zotero.org/users/9850/items/C2QSFM4H&quot;],&quot;itemData&quot;:{&quot;id&quot;:2028,&quot;type&quot;:&quot;book&quot;,&quot;event-place&quot;:&quot;Baltimore&quot;,&quot;number-of-pages&quot;:&quot;286&quot;,&quot;publisher&quot;:&quot;John Hopkins University Press&quot;,&quot;publisher-place&quot;:&quot;Baltimore&quot;,&quot;title&quot;:&quot;La Rochelle and the Atlantic Economy During the 18th century&quot;,&quot;title-short&quot;:&quot;La Rochelle&quot;,&quot;author&quot;:[{&quot;family&quot;:&quot;Clark&quot;,&quot;given&quot;:&quot;John G.&quot;}],&quot;issued&quot;:{&quot;date-parts&quot;:[[&quot;1981&quot;]]},&quot;citation-key&quot;:&quot;clarkRochelleAtlanticEconomy1981&quot;}},{&quot;id&quot;:12545,&quot;uris&quot;:[&quot;http://zotero.org/groups/481102/items/HBWQQRDJ&quot;],&quot;itemData&quot;:{&quot;id&quot;:12545,&quot;type&quot;:&quot;chapter&quot;,&quot;collection-number&quot;:&quot;13&quot;,&quot;collection-title&quot;:&quot;Enquêtes et documents&quot;,&quot;container-title&quot;:&quot;Nantes-Afrique-Amérique,  3&quot;,&quot;event-place&quot;:&quot;Nantes&quot;,&quot;page&quot;:&quot;35-66&quot;,&quot;publisher&quot;:&quot;Centre de recherches sur l'histoire du monde atlantique&quot;,&quot;publisher-place&quot;:&quot;Nantes&quot;,&quot;title&quot;:&quot;Une expédition négrière nantaise sous le Consulat : La Bonne Mère, Armement Trottier, 1802-1803&quot;,&quot;author&quot;:[{&quot;family&quot;:&quot;Saugera&quot;,&quot;given&quot;:&quot;Éric&quot;}],&quot;container-author&quot;:[{&quot;family&quot;:&quot;Centre de recherches en histoire internationale et atlantique (Nantes)&quot;,&quot;given&quot;:&quot;&quot;}],&quot;issued&quot;:{&quot;date-parts&quot;:[[&quot;1987&quot;]]},&quot;citation-key&quot;:&quot;Saugera1987&quot;}},{&quot;id&quot;:10334,&quot;uris&quot;:[&quot;http://zotero.org/groups/481102/items/DD4W24AE&quot;],&quot;itemData&quot;:{&quot;id&quot;:10334,&quot;type&quot;:&quot;chapter&quot;,&quot;call-number&quot;:&quot;Tolbiac - Rez de Jardin - Philosophie, histoire, sciences de l'homme - Magasin - 8-LK2-10366 (16)&quot;,&quot;collection-number&quot;:&quot;16&quot;,&quot;collection-title&quot;:&quot;Enquêtes et documents&quot;,&quot;container-title&quot;:&quot;Nantes-Afrique-Amérique,  4&quot;,&quot;event-place&quot;:&quot;Nantes&quot;,&quot;language&quot;:&quot;fre&quot;,&quot;note&quot;:&quot;Country: FR\ncartes, couv. ill. 24 cm.&quot;,&quot;page&quot;:&quot;7-55&quot;,&quot;publisher&quot;:&quot;Centre de recherches sur l'histoire du monde atlantique&quot;,&quot;publisher-place&quot;:&quot;Nantes&quot;,&quot;source&quot;:&quot;BnF Catalogue général (http:// catalogue.bnf.fr)&quot;,&quot;title&quot;:&quot;Une expédition négrière nantaise sous la Restauration : Les comptes du \&quot;Cultivateur\&quot; (1814-1819)&quot;,&quot;container-author&quot;:[{&quot;family&quot;:&quot;Centre de recherches en histoire internationale et atlantique (Nantes)&quot;,&quot;given&quot;:&quot;&quot;}],&quot;author&quot;:[{&quot;family&quot;:&quot;Saugera&quot;,&quot;given&quot;:&quot;Éric&quot;}],&quot;issued&quot;:{&quot;date-parts&quot;:[[&quot;1989&quot;]]},&quot;citation-key&quot;:&quot;Saugera1989&quot;}},{&quot;id&quot;:12546,&quot;uris&quot;:[&quot;http://zotero.org/groups/481102/items/ZPU5ILR7&quot;],&quot;itemData&quot;:{&quot;id&quot;:12546,&quot;type&quot;:&quot;book&quot;,&quot;number-of-pages&quot;:&quot;334&quot;,&quot;publisher&quot;:&quot;Karthala Editions&quot;,&quot;title&quot;:&quot;La traite rochelaise&quot;,&quot;author&quot;:[{&quot;family&quot;:&quot;Deveau&quot;,&quot;given&quot;:&quot;Jean-Michel&quot;}],&quot;accessed&quot;:{&quot;date-parts&quot;:[[&quot;2025&quot;,9,19]]},&quot;issued&quot;:{&quot;date-parts&quot;:[[&quot;1990&quot;]]},&quot;citation-key&quot;:&quot;Deveau1990&quot;}},{&quot;id&quot;:10332,&quot;uris&quot;:[&quot;http://zotero.org/groups/481102/items/BVVB2KN5&quot;],&quot;itemData&quot;:{&quot;id&quot;:10332,&quot;type&quot;:&quot;book&quot;,&quot;call-number&quot;:&quot;Tolbiac - Rez de Jardin - Philosophie, histoire, sciences de l'homme - Magasin - 2001-74067&quot;,&quot;collection-title&quot;:&quot;Hommes et sociétés&quot;,&quot;event-place&quot;:&quot;Paris&quot;,&quot;ISBN&quot;:&quot;978-2-84586-140-4&quot;,&quot;language&quot;:&quot;fre&quot;,&quot;note&quot;:&quot;Country: FR\nill., couv. ill. en coul. 24 cm. Ouvrage issu d'un DEA d'histoire moderne. Bibliogr. p. 349. Glossaire. Index.&quot;,&quot;number-of-pages&quot;:&quot;357&quot;,&quot;publisher&quot;:&quot;Éd. Karthala&quot;,&quot;publisher-place&quot;:&quot;Paris&quot;,&quot;source&quot;:&quot;BnF Catalogue général (http:// catalogue.bnf.fr)&quot;,&quot;title&quot;:&quot;Saint-Malo au temps des négriers&quot;,&quot;author&quot;:[{&quot;family&quot;:&quot;Roman&quot;,&quot;given&quot;:&quot;Alain&quot;}],&quot;issued&quot;:{&quot;date-parts&quot;:[[&quot;2001&quot;]]},&quot;citation-key&quot;:&quot;Roman2001&quot;}},{&quot;id&quot;:9332,&quot;uris&quot;:[&quot;http://zotero.org/groups/481102/items/CWEE7S6L&quot;],&quot;itemData&quot;:{&quot;id&quot;:9332,&quot;type&quot;:&quot;article-journal&quot;,&quot;container-title&quot;:&quot;Accounting, Business &amp; Financial History&quot;,&quot;issue&quot;:&quot;2&quot;,&quot;note&quot;:&quot;publisher: Taylor &amp; Francis&quot;,&quot;page&quot;:&quot;161–185&quot;,&quot;source&quot;:&quot;Google Scholar&quot;,&quot;title&quot;:&quot;Investment returns and la traite négrière: Evidence from eighteenth-century France&quot;,&quot;title-short&quot;:&quot;Investment returns and la traite négrière&quot;,&quot;volume&quot;:&quot;18&quot;,&quot;author&quot;:[{&quot;family&quot;:&quot;McWatters&quot;,&quot;given&quot;:&quot;Cheryl S.&quot;}],&quot;issued&quot;:{&quot;date-parts&quot;:[[&quot;2008&quot;]]},&quot;citation-key&quot;:&quot;McWatters2008&quot;}},{&quot;id&quot;:10548,&quot;uris&quot;:[&quot;http://zotero.org/groups/481102/items/3N2P9GBH&quot;],&quot;itemData&quot;:{&quot;id&quot;:10548,&quot;type&quot;:&quot;chapter&quot;,&quot;container-title&quot;:&quot;Pour une histoire globale des réseaux de pouvoir. Mélanges en l’honneur d’Hubert Bonin&quot;,&quot;edition&quot;:&quot;Peter Lang&quot;,&quot;event-place&quot;:&quot;Bruxelles&quot;,&quot;page&quot;:&quot;259-267&quot;,&quot;publisher-place&quot;:&quot;Bruxelles&quot;,&quot;title&quot;:&quot;Le prix d’un homme. Les expéditions de François Castaing, armateur négrier bordelais&quot;,&quot;author&quot;:[{&quot;family&quot;:&quot;Marzagalli&quot;,&quot;given&quot;:&quot;Silvia&quot;}],&quot;container-author&quot;:[{&quot;family&quot;:&quot;Blancheton&quot;,&quot;given&quot;:&quot;Bernard&quot;},{&quot;family&quot;:&quot;Mougel&quot;,&quot;given&quot;:&quot;François-Charles&quot;},{&quot;family&quot;:&quot;Talliano des Garets&quot;,&quot;given&quot;:&quot;Françoise&quot;}],&quot;issued&quot;:{&quot;date-parts&quot;:[[&quot;2017&quot;]]},&quot;citation-key&quot;:&quot;Marzagalli2017&quot;}}],&quot;schema&quot;:&quot;https://github.com/citation-style-language/schema/raw/master/csl-citation.json&quot;} RNDmBli1yXKoe"/>(Rinchon, 1956, 1964; Meyer, 1969; Clark, 1981; Saugera, 1987, 1989; Deveau, 1990; Roman, 2001; McWatters, 2008; Marzagalli, 2017)<text:reference-mark-end text:name="ZOTERO_ITEM CSL_CITATION {&quot;citationID&quot;:&quot;vcnX0nP3&quot;,&quot;properties&quot;:{&quot;formattedCitation&quot;:&quot;(Rinchon, 1956, 1964; Meyer, 1969; Clark, 1981; Saugera, 1987, 1989; Deveau, 1990; Roman, 2001; McWatters, 2008; Marzagalli, 2017)&quot;,&quot;plainCitation&quot;:&quot;(Rinchon, 1956, 1964; Meyer, 1969; Clark, 1981; Saugera, 1987, 1989; Deveau, 1990; Roman, 2001; McWatters, 2008; Marzagalli, 2017)&quot;,&quot;noteIndex&quot;:0},&quot;citationItems&quot;:[{&quot;id&quot;:10325,&quot;uris&quot;:[&quot;http://zotero.org/groups/481102/items/VF8U2G7N&quot;],&quot;itemData&quot;:{&quot;id&quot;:10325,&quot;type&quot;:&quot;book&quot;,&quot;call-number&quot;:&quot;Tolbiac - Rez de Jardin - Philosophie, histoire, sciences de l'homme - Magasin - 8-R-60087 (7,3)&quot;,&quot;event-place&quot;:&quot;Bruxelles, Avenue Marnix. 25&quot;,&quot;language&quot;:&quot;fre&quot;,&quot;note&quot;:&quot;Country: BE\nAcadémie royale des sciences coloniales. Classe des sciences morales et politiques.\n      Mémoires in-8°. N.s. T. 7, fasc. 3.&quot;,&quot;publisher-place&quot;:&quot;Bruxelles, Avenue Marnix. 25&quot;,&quot;source&quot;:&quot;BnF Catalogue général (http:// catalogue.bnf.fr)&quot;,&quot;title&quot;:&quot;Les Armements négriers au XVIIIe siècle  d'après la correspondance et la comptabilité des armateurs et des capitaines nantais&quot;,&quot;author&quot;:[{&quot;family&quot;:&quot;Rinchon&quot;,&quot;given&quot;:&quot;Dieudonné&quot;}],&quot;issued&quot;:{&quot;date-parts&quot;:[[&quot;1956&quot;]]},&quot;citation-key&quot;:&quot;Rinchon1956&quot;}},{&quot;id&quot;:10328,&quot;uris&quot;:[&quot;http://zotero.org/groups/481102/items/JWIW2ZWG&quot;],&quot;itemData&quot;:{&quot;id&quot;:10328,&quot;type&quot;:&quot;book&quot;,&quot;call-number&quot;:&quot;Tolbiac - Rez de Jardin - Société de Géographie - Magasin - 4-SG PER U-740 (71)&quot;,&quot;collection-number&quot;:&quot;71&quot;,&quot;collection-title&quot;:&quot;Mémoires de l'Institut Français d'Afrique Noire&quot;,&quot;event-place&quot;:&quot;Dakar&quot;,&quot;language&quot;:&quot;fre&quot;,&quot;note&quot;:&quot;Country: SN\nfig., tableaux, fac. sim. in-4.&quot;,&quot;number-of-pages&quot;:&quot;453&quot;,&quot;publisher&quot;:&quot;IFAN&quot;,&quot;publisher-place&quot;:&quot;Dakar&quot;,&quot;source&quot;:&quot;BnF Catalogue général (http:// catalogue.bnf.fr)&quot;,&quot;title&quot;:&quot;Pierre-Ignace-Liévin Van Alstein, capitaine négrier, Gand 1733-Nantes 1793&quot;,&quot;author&quot;:[{&quot;family&quot;:&quot;Rinchon&quot;,&quot;given&quot;:&quot;Dieudonné&quot;}],&quot;issued&quot;:{&quot;date-parts&quot;:[[&quot;1964&quot;]]},&quot;citation-key&quot;:&quot;Rinchon1964&quot;}},{&quot;id&quot;:10463,&quot;uris&quot;:[&quot;http://zotero.org/groups/481102/items/AN2PGATU&quot;],&quot;itemData&quot;:{&quot;id&quot;:10463,&quot;type&quot;:&quot;book&quot;,&quot;event-place&quot;:&quot;Paris&quot;,&quot;publisher&quot;:&quot;SEVPEN&quot;,&quot;publisher-place&quot;:&quot;Paris&quot;,&quot;title&quot;:&quot;L'armement nantais dans la deuxième moitié du XVIIIe siècle&quot;,&quot;author&quot;:[{&quot;family&quot;:&quot;Meyer&quot;,&quot;given&quot;:&quot;Jean&quot;}],&quot;issued&quot;:{&quot;date-parts&quot;:[[&quot;1969&quot;]]},&quot;citation-key&quot;:&quot;Meyer1969a&quot;}},{&quot;id&quot;:2028,&quot;uris&quot;:[&quot;http://zotero.org/users/9850/items/C2QSFM4H&quot;],&quot;itemData&quot;:{&quot;id&quot;:2028,&quot;type&quot;:&quot;book&quot;,&quot;event-place&quot;:&quot;Baltimore&quot;,&quot;number-of-pages&quot;:&quot;286&quot;,&quot;publisher&quot;:&quot;John Hopkins University Press&quot;,&quot;publisher-place&quot;:&quot;Baltimore&quot;,&quot;title&quot;:&quot;La Rochelle and the Atlantic Economy During the 18th century&quot;,&quot;title-short&quot;:&quot;La Rochelle&quot;,&quot;author&quot;:[{&quot;family&quot;:&quot;Clark&quot;,&quot;given&quot;:&quot;John G.&quot;}],&quot;issued&quot;:{&quot;date-parts&quot;:[[&quot;1981&quot;]]},&quot;citation-key&quot;:&quot;clarkRochelleAtlanticEconomy1981&quot;}},{&quot;id&quot;:12545,&quot;uris&quot;:[&quot;http://zotero.org/groups/481102/items/HBWQQRDJ&quot;],&quot;itemData&quot;:{&quot;id&quot;:12545,&quot;type&quot;:&quot;chapter&quot;,&quot;collection-number&quot;:&quot;13&quot;,&quot;collection-title&quot;:&quot;Enquêtes et documents&quot;,&quot;container-title&quot;:&quot;Nantes-Afrique-Amérique,  3&quot;,&quot;event-place&quot;:&quot;Nantes&quot;,&quot;page&quot;:&quot;35-66&quot;,&quot;publisher&quot;:&quot;Centre de recherches sur l'histoire du monde atlantique&quot;,&quot;publisher-place&quot;:&quot;Nantes&quot;,&quot;title&quot;:&quot;Une expédition négrière nantaise sous le Consulat : La Bonne Mère, Armement Trottier, 1802-1803&quot;,&quot;author&quot;:[{&quot;family&quot;:&quot;Saugera&quot;,&quot;given&quot;:&quot;Éric&quot;}],&quot;container-author&quot;:[{&quot;family&quot;:&quot;Centre de recherches en histoire internationale et atlantique (Nantes)&quot;,&quot;given&quot;:&quot;&quot;}],&quot;issued&quot;:{&quot;date-parts&quot;:[[&quot;1987&quot;]]},&quot;citation-key&quot;:&quot;Saugera1987&quot;}},{&quot;id&quot;:10334,&quot;uris&quot;:[&quot;http://zotero.org/groups/481102/items/DD4W24AE&quot;],&quot;itemData&quot;:{&quot;id&quot;:10334,&quot;type&quot;:&quot;chapter&quot;,&quot;call-number&quot;:&quot;Tolbiac - Rez de Jardin - Philosophie, histoire, sciences de l'homme - Magasin - 8-LK2-10366 (16)&quot;,&quot;collection-number&quot;:&quot;16&quot;,&quot;collection-title&quot;:&quot;Enquêtes et documents&quot;,&quot;container-title&quot;:&quot;Nantes-Afrique-Amérique,  4&quot;,&quot;event-place&quot;:&quot;Nantes&quot;,&quot;language&quot;:&quot;fre&quot;,&quot;note&quot;:&quot;Country: FR\ncartes, couv. ill. 24 cm.&quot;,&quot;page&quot;:&quot;7-55&quot;,&quot;publisher&quot;:&quot;Centre de recherches sur l'histoire du monde atlantique&quot;,&quot;publisher-place&quot;:&quot;Nantes&quot;,&quot;source&quot;:&quot;BnF Catalogue général (http:// catalogue.bnf.fr)&quot;,&quot;title&quot;:&quot;Une expédition négrière nantaise sous la Restauration : Les comptes du \&quot;Cultivateur\&quot; (1814-1819)&quot;,&quot;container-author&quot;:[{&quot;family&quot;:&quot;Centre de recherches en histoire internationale et atlantique (Nantes)&quot;,&quot;given&quot;:&quot;&quot;}],&quot;author&quot;:[{&quot;family&quot;:&quot;Saugera&quot;,&quot;given&quot;:&quot;Éric&quot;}],&quot;issued&quot;:{&quot;date-parts&quot;:[[&quot;1989&quot;]]},&quot;citation-key&quot;:&quot;Saugera1989&quot;}},{&quot;id&quot;:12546,&quot;uris&quot;:[&quot;http://zotero.org/groups/481102/items/ZPU5ILR7&quot;],&quot;itemData&quot;:{&quot;id&quot;:12546,&quot;type&quot;:&quot;book&quot;,&quot;number-of-pages&quot;:&quot;334&quot;,&quot;publisher&quot;:&quot;Karthala Editions&quot;,&quot;title&quot;:&quot;La traite rochelaise&quot;,&quot;author&quot;:[{&quot;family&quot;:&quot;Deveau&quot;,&quot;given&quot;:&quot;Jean-Michel&quot;}],&quot;accessed&quot;:{&quot;date-parts&quot;:[[&quot;2025&quot;,9,19]]},&quot;issued&quot;:{&quot;date-parts&quot;:[[&quot;1990&quot;]]},&quot;citation-key&quot;:&quot;Deveau1990&quot;}},{&quot;id&quot;:10332,&quot;uris&quot;:[&quot;http://zotero.org/groups/481102/items/BVVB2KN5&quot;],&quot;itemData&quot;:{&quot;id&quot;:10332,&quot;type&quot;:&quot;book&quot;,&quot;call-number&quot;:&quot;Tolbiac - Rez de Jardin - Philosophie, histoire, sciences de l'homme - Magasin - 2001-74067&quot;,&quot;collection-title&quot;:&quot;Hommes et sociétés&quot;,&quot;event-place&quot;:&quot;Paris&quot;,&quot;ISBN&quot;:&quot;978-2-84586-140-4&quot;,&quot;language&quot;:&quot;fre&quot;,&quot;note&quot;:&quot;Country: FR\nill., couv. ill. en coul. 24 cm. Ouvrage issu d'un DEA d'histoire moderne. Bibliogr. p. 349. Glossaire. Index.&quot;,&quot;number-of-pages&quot;:&quot;357&quot;,&quot;publisher&quot;:&quot;Éd. Karthala&quot;,&quot;publisher-place&quot;:&quot;Paris&quot;,&quot;source&quot;:&quot;BnF Catalogue général (http:// catalogue.bnf.fr)&quot;,&quot;title&quot;:&quot;Saint-Malo au temps des négriers&quot;,&quot;author&quot;:[{&quot;family&quot;:&quot;Roman&quot;,&quot;given&quot;:&quot;Alain&quot;}],&quot;issued&quot;:{&quot;date-parts&quot;:[[&quot;2001&quot;]]},&quot;citation-key&quot;:&quot;Roman2001&quot;}},{&quot;id&quot;:9332,&quot;uris&quot;:[&quot;http://zotero.org/groups/481102/items/CWEE7S6L&quot;],&quot;itemData&quot;:{&quot;id&quot;:9332,&quot;type&quot;:&quot;article-journal&quot;,&quot;container-title&quot;:&quot;Accounting, Business &amp; Financial History&quot;,&quot;issue&quot;:&quot;2&quot;,&quot;note&quot;:&quot;publisher: Taylor &amp; Francis&quot;,&quot;page&quot;:&quot;161–185&quot;,&quot;source&quot;:&quot;Google Scholar&quot;,&quot;title&quot;:&quot;Investment returns and la traite négrière: Evidence from eighteenth-century France&quot;,&quot;title-short&quot;:&quot;Investment returns and la traite négrière&quot;,&quot;volume&quot;:&quot;18&quot;,&quot;author&quot;:[{&quot;family&quot;:&quot;McWatters&quot;,&quot;given&quot;:&quot;Cheryl S.&quot;}],&quot;issued&quot;:{&quot;date-parts&quot;:[[&quot;2008&quot;]]},&quot;citation-key&quot;:&quot;McWatters2008&quot;}},{&quot;id&quot;:10548,&quot;uris&quot;:[&quot;http://zotero.org/groups/481102/items/3N2P9GBH&quot;],&quot;itemData&quot;:{&quot;id&quot;:10548,&quot;type&quot;:&quot;chapter&quot;,&quot;container-title&quot;:&quot;Pour une histoire globale des réseaux de pouvoir. Mélanges en l’honneur d’Hubert Bonin&quot;,&quot;edition&quot;:&quot;Peter Lang&quot;,&quot;event-place&quot;:&quot;Bruxelles&quot;,&quot;page&quot;:&quot;259-267&quot;,&quot;publisher-place&quot;:&quot;Bruxelles&quot;,&quot;title&quot;:&quot;Le prix d’un homme. Les expéditions de François Castaing, armateur négrier bordelais&quot;,&quot;author&quot;:[{&quot;family&quot;:&quot;Marzagalli&quot;,&quot;given&quot;:&quot;Silvia&quot;}],&quot;container-author&quot;:[{&quot;family&quot;:&quot;Blancheton&quot;,&quot;given&quot;:&quot;Bernard&quot;},{&quot;family&quot;:&quot;Mougel&quot;,&quot;given&quot;:&quot;François-Charles&quot;},{&quot;family&quot;:&quot;Talliano des Garets&quot;,&quot;given&quot;:&quot;Françoise&quot;}],&quot;issued&quot;:{&quot;date-parts&quot;:[[&quot;2017&quot;]]},&quot;citation-key&quot;:&quot;Marzagalli2017&quot;}}],&quot;schema&quot;:&quot;https://github.com/citation-style-language/schema/raw/master/csl-citation.json&quot;} RNDmBli1yXKoe"/></text:p>
      <text:p text:style-name="Text_20_body"/>
      <text:section text:style-name="Sect1" text:name="ZOTERO_BIBL {&quot;uncited&quot;:[],&quot;omitted&quot;:[],&quot;custom&quot;:[]} CSL_BIBLIOGRAPHY RNDPw31DdBmEQ">
        <text:p text:style-name="Bibliography_20_1">Clark, J.G. (1981) <text:span text:style-name="T1">La Rochelle and the Atlantic Economy During the 18th century</text:span>. Baltimore: John Hopkins University Press.</text:p>
        <text:p text:style-name="Bibliography_20_1">Deveau, J.-M. (1990) <text:span text:style-name="T1">La traite rochelaise</text:span>. Karthala Editions.</text:p>
        <text:p text:style-name="Bibliography_20_1">Marzagalli, S. (2017) “Le prix d’un homme. Les expéditions de François Castaing, armateur négrier bordelais,” in Blancheton, B., Mougel, F.-C., and Talliano des Garets, F., <text:span text:style-name="T1">Pour une histoire globale des réseaux de pouvoir. Mélanges en l’honneur d’Hubert Bonin</text:span>. Peter Lang. Bruxelles, pp. 259–267.</text:p>
        <text:p text:style-name="Bibliography_20_1">McWatters, C.S. (2008) “Investment returns and la traite négrière: Evidence from eighteenth-century France,” <text:span text:style-name="T1">Accounting, Business &amp; Financial History</text:span>, 18(2), pp. 161–185.</text:p>
        <text:p text:style-name="Bibliography_20_1">Meyer, J. (1969) <text:span text:style-name="T1">L’armement nantais dans la deuxième moitié du XVIIIe siècle</text:span>. Paris: SEVPEN.</text:p>
        <text:p text:style-name="Bibliography_20_1">Rinchon, D. (1956) <text:span text:style-name="T1">Les Armements négriers au XVIIIe siècle <text:s/>d’après la correspondance et la comptabilité des armateurs et des capitaines nantais</text:span>. Bruxelles, Avenue Marnix. 25.</text:p>
        <text:p text:style-name="Bibliography_20_1">Rinchon, D. (1964) <text:span text:style-name="T1">Pierre-Ignace-Liévin Van Alstein, capitaine négrier, Gand 1733-Nantes 1793</text:span>. Dakar: IFAN (Mémoires de l’Institut Français d’Afrique Noire, 71).</text:p>
        <text:p text:style-name="Bibliography_20_1">Roman, A. (2001) <text:span text:style-name="T1">Saint-Malo au temps des négriers</text:span>. Paris: Éd. Karthala (Hommes et sociétés).</text:p>
        <text:p text:style-name="Bibliography_20_1">Saugera, É. (1987) “Une expédition négrière nantaise sous le Consulat : La Bonne Mère, Armement Trottier, 1802-1803,” in Centre de recherches en histoire internationale et atlantique (Nantes), <text:span text:style-name="T1">Nantes-Afrique-Amérique, <text:s/>3</text:span>. Nantes: Centre de recherches sur l’histoire du monde atlantique (Enquêtes et documents, 13), pp. 35–66.</text:p>
        <text:p text:style-name="Bibliography_20_1">Saugera, É. (1989) “Une expédition négrière nantaise sous la Restauration : Les comptes du ‘Cultivateur’ (1814-1819),” in Centre de recherches en histoire internationale et atlantique (Nantes), <text:span text:style-name="T1">Nantes-Afrique-Amérique, <text:s/>4</text:span>. Nantes: Centre de recherches sur l’histoire du monde atlantique (Enquêtes et documents, 16), pp. 7–55.</text:p>
      </text:section>
      <text:p text:style-name="Text_20_body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top="0cm" fo:margin-bottom="0.423cm" style:contextual-spacing="false" style:line-height-at-least="0.423cm" fo:text-indent="0cm" style:auto-text-indent="false">
        <style:tab-stops/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9T15:49:11.235741000</meta:creation-date>
    <dc:date>2025-09-19T16:19:08.707101000</dc:date>
    <meta:editing-duration>PT18M55S</meta:editing-duration>
    <meta:editing-cycles>2</meta:editing-cycles>
    <meta:generator>LibreOffice/25.8.1.1$MacOSX_X86_64 LibreOffice_project/54047653041915e595ad4e45cccea684809c77b5</meta:generator>
    <meta:document-statistic meta:table-count="0" meta:image-count="0" meta:object-count="0" meta:page-count="2" meta:paragraph-count="15" meta:word-count="286" meta:character-count="2057" meta:non-whitespace-character-count="1787"/>
    <meta:user-defined meta:name="ZOTERO_PREF_1">&lt;data data-version="3" zotero-version="7.0.26"&gt;&lt;session id="uCjV9fWO"/&gt;&lt;style id="http://www.zotero.org/styles/harvard-cite-them-right" locale="en-US" hasBibliography="1" bibliographyStyleHasBeenSet="1"/&gt;&lt;prefs&gt;&lt;pref name="fieldType" value="ReferenceMark"</meta:user-defined>
    <meta:user-defined meta:name="ZOTERO_PREF_2">/&gt;&lt;/prefs&gt;&lt;/data&gt;</meta:user-defined>
  </office:meta>
</office:document-meta>
</file>